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ahoma1" fo:font-size="12pt" fo:font-style="normal" fo:text-shadow="none" style:text-underline-style="none" fo:font-weight="bold" style:font-name-asian="Tahoma1" style:font-size-asian="12pt" style:font-style-asian="normal" style:font-weight-asian="bold" style:font-name-complex="Tahoma1" style:font-size-complex="12pt" style:font-style-complex="normal" style:font-weight-complex="bold" style:text-emphasize="none" style:text-overline-style="none" style:text-overline-color="font-color"/>
    </style:style>
  </office:automatic-styles>
  <office:body>
    <office:spreadsheet>
      <table:tracked-changes>
        <table:cell-content-change table:id="ct1" table:acceptance-state="accepted">
          <table:cell-address table:column="2" table:row="22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type="row" table:position="15" table:table="0">
          <office:change-info>
            <dc:creator>Bob Jacobsen</dc:creator>
            <dc:date>2010-08-11T04:00:05</dc:date>
          </office:change-info>
        </table:insertion>
        <table:insertion table:id="ct3" table:type="row" table:position="14" table:table="0">
          <office:change-info>
            <dc:creator>Bob Jacobsen</dc:creator>
            <dc:date>2010-08-11T04:00:07</dc:date>
          </office:change-info>
        </table:insertion>
        <table:insertion table:id="ct4" table:type="row" table:position="13" table:table="0">
          <office:change-info>
            <dc:creator>Bob Jacobsen</dc:creator>
            <dc:date>2010-08-11T04:00:08</dc:date>
          </office:change-info>
        </table:insertion>
        <table:insertion table:id="ct5" table:type="row" table:position="12" table:table="0">
          <office:change-info>
            <dc:creator>Bob Jacobsen</dc:creator>
            <dc:date>2010-08-11T04:00:10</dc:date>
          </office:change-info>
          <table:dependencies>
            <table:dependence table:id="ct8"/>
            <table:dependence table:id="ct7"/>
            <table:dependence table:id="ct6"/>
          </table:dependencies>
        </table:insertion>
        <table:cell-content-change table:id="ct6">
          <table:cell-address table:column="2" table:row="12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2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2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insertion table:id="ct9" table:type="row" table:position="0" table:table="0">
          <office:change-info>
            <dc:creator>Bob Jacobsen</dc:creator>
            <dc:date>2011-07-30T16:05:22</dc:date>
          </office:change-info>
          <table:dependencies>
            <table:dependence table:id="ct10"/>
          </table:dependencies>
        </table:insertion>
        <table:cell-content-change table:id="ct10">
          <table:cell-address table:column="0" table:row="0" table:table="0"/>
          <office:change-info>
            <dc:creator>Bob Jacobsen</dc:creator>
            <dc:date>2011-07-30T16:05:24</dc:date>
          </office:change-info>
          <table:previous>
            <table:change-track-table-cell/>
          </table:previous>
        </table:cell-content-change>
        <table:insertion table:id="ct11" table:type="row" table:position="1" table:table="0">
          <office:change-info>
            <dc:creator>Bob Jacobsen</dc:creator>
            <dc:date>2011-07-30T16:06:43</dc:date>
          </office:change-info>
        </table:insertion>
      </table:tracked-changes>
      <table:table table:name="Sheet1" table:style-name="ta1" table:print="false">
        <table:table-column table:style-name="co3" table:default-cell-style-name="Default"/>
        <table:table-column table:style-name="co2" table:default-cell-style-name="ce4"/>
        <table:table-column table:style-name="co2" table:number-columns-repeated="1022" table:default-cell-style-name="Default"/>
        <table:table-row table:style-name="ro2">
          <table:table-cell table:style-name="ce1" office:value-type="string">
            <text:p><text:span text:style-name="T1">This spreadsheet is obsolete. Please see the one in </text:span><text:span text:style-name="T2"><text:s/>http://openlcb.org/trunk/specs instead</text:span></text:p>
          </table:table-cell>
          <table:table-cell table:style-name="ce3"/>
          <table:table-cell table:style-name="ce2" table:number-columns-repeated="1022"/>
        </table:table-row>
        <table:table-row table:style-name="ro3">
          <table:table-cell table:style-name="ce1"/>
          <table:table-cell table:style-name="ce3"/>
          <table:table-cell table:style-name="ce2" table:number-columns-repeated="1022"/>
        </table:table-row>
        <table:table-row table:style-name="ro4">
          <table:table-cell table:style-name="ce2" office:value-type="string">
            <text:p>NodeID part</text:p>
          </table:table-cell>
          <table:table-cell table:style-name="ce3" office:value-type="string">
            <text:p>suffix</text:p>
          </table:table-cell>
          <table:table-cell table:style-name="ce2" office:value-type="string">
            <text:p>Meaning</text:p>
          </table:table-cell>
          <table:table-cell table:style-name="ce2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OpenLCB vnode*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0xFDnn</text:p>
          </table:table-cell>
          <table:table-cell office:value-type="string">
            <text:p>Indicate capabilities (nn is the capability)</text:p>
          </table:table-cell>
          <table:table-cell table:number-columns-repeated="1021"/>
        </table:table-row>
        <table:table-row table:style-name="ro4">
          <table:table-cell office:value-type="string">
            <text:p>OpenLCB vnode</text:p>
          </table:table-cell>
          <table:table-cell office:value-type="string">
            <text:p>0xFD01</text:p>
          </table:table-cell>
          <table:table-cell office:value-type="string">
            <text:p>Node uses Display Protocol to make one or more displays availabl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OpenLCB vnode</text:p>
          </table:table-cell>
          <table:table-cell office:value-type="string">
            <text:p>0x0201</text:p>
          </table:table-cell>
          <table:table-cell table:style-name="ce5" office:value-type="string">
            <text:p>Duplicate Source ID detected</text:p>
          </table:table-cell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>
            <text:p>CBUS vnode*</text:p>
          </table:table-cell>
          <table:table-cell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xxxxxx means any node ID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1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office:value-type="string">
            <text:p>* - “OpenLCB vnode” refers to a virtual node ID assigned for global fixed events, see NidAllocations spreadsheet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* - “CBUS vnode” refers to a virtual node ID assigned for CBUS-style “short events”, see NidAllocations spreadsheet</text:p>
          </table:table-cell>
          <table:table-cell table:number-columns-repeated="1023"/>
        </table:table-row>
        <table:table-row table:style-name="ro4" table:number-rows-repeated="65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0">07/30/2011</text:date>, <text:time>11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1-07-30T11:06:45</dc:date>
    <dc:creator>Bob Jacobsen</dc:creator>
    <meta:editing-duration>PT25M43S</meta:editing-duration>
    <meta:editing-cycles>19</meta:editing-cycles>
    <meta:generator>OpenOffice.org/3.3$Unix OpenOffice.org_project/330m20$Build-9567</meta:generator>
    <meta:printed-by>Bob Jacobsen</meta:printed-by>
    <meta:print-date>2010-07-11T14:13:17</meta:print-date>
    <meta:document-statistic meta:table-count="3" meta:cell-count="27" meta:object-count="0"/>
  </office:meta>
</office:document-meta>
</file>